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C000000360ED05A3F17944940.bmp" manifest:media-type="image/bmp"/>
  <manifest:file-entry manifest:full-path="Pictures/10000000000000A00000003FEA7C9330607BD313.png" manifest:media-type="image/png"/>
  <manifest:file-entry manifest:full-path="Pictures/100000000000011900000062E9F9CCBCEF354B10.jpg" manifest:media-type="image/jpeg"/>
  <manifest:file-entry manifest:full-path="Pictures/10000000000001080000006ED0374668E6E98383.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fo:language="ca" fo:country="ES"/>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style>
    <style:style style:name="P12" style:family="paragraph" style:parent-style-name="Standard">
      <style:paragraph-properties fo:text-align="end" style:justify-single-word="false"/>
      <style:text-properties style:font-name="Arial1" fo:language="ca" fo:country="ES"/>
    </style:style>
    <style:style style:name="P13" style:family="paragraph" style:parent-style-name="Standard">
      <style:paragraph-properties fo:text-align="center" style:justify-single-word="false"/>
      <style:text-properties style:font-name="Arial1" fo:language="ca" fo:country="ES"/>
    </style:style>
    <style:style style:name="P14" style:family="paragraph" style:parent-style-name="Standard">
      <style:paragraph-properties fo:text-align="end" style:justify-single-word="false"/>
      <style:text-properties style:font-name="Arial1" fo:font-size="16pt" fo:language="ca" fo:country="ES" fo:font-weight="bold" style:font-size-asian="16pt" style:font-weight-asian="bold" style:font-size-complex="16pt" style:font-weight-complex="bold"/>
    </style:style>
    <style:style style:name="P15" style:family="paragraph" style:parent-style-name="Standard">
      <style:paragraph-properties fo:text-align="justify" style:justify-single-word="false"/>
    </style:style>
    <style:style style:name="P16" style:family="paragraph" style:parent-style-name="Table_20_Contents">
      <style:text-properties style:font-name="Arial" fo:font-size="11pt" fo:language="ca" fo:country="ES"/>
    </style:style>
    <style:style style:name="P17"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18"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19" style:family="paragraph" style:parent-style-name="Table_20_Contents">
      <style:paragraph-properties fo:text-align="start" style:justify-single-word="false"/>
      <style:text-properties style:font-name="Arial1" fo:font-size="10pt" fo:language="ca" fo:country="ES" style:font-size-asian="10pt" style:font-size-complex="10pt"/>
    </style:style>
    <style:style style:name="P20" style:family="paragraph" style:parent-style-name="Table_20_Contents">
      <style:paragraph-properties fo:text-align="center" style:justify-single-word="false"/>
      <style:text-properties style:font-name="Arial1" fo:font-size="16pt" fo:language="ca" fo:country="ES" style:font-size-asian="16pt" style:font-size-complex="16pt"/>
    </style:style>
    <style:style style:name="P21"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23"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24"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25"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26"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9" style:family="paragraph" style:parent-style-name="Standard">
      <style:paragraph-properties fo:text-align="end" style:justify-single-word="false" fo:break-before="page"/>
      <style:text-properties style:font-name="Arial1" fo:font-size="16pt" fo:language="ca" fo:country="ES" fo:font-weight="bold" style:font-size-asian="16pt" style:font-weight-asian="bold" style:font-size-complex="16pt" style:font-weight-complex="bold"/>
    </style:style>
    <style:style style:name="P30" style:family="paragraph" style:parent-style-name="Text_20_body">
      <style:paragraph-properties fo:text-align="justify" style:justify-single-word="false" fo:break-before="page"/>
      <style:text-properties fo:language="ca" fo:country="ES" fo:background-color="transparent"/>
    </style:style>
    <style:style style:name="P31" style:family="paragraph" style:parent-style-name="Title">
      <style:paragraph-properties fo:text-align="center" style:justify-single-word="false"/>
      <style:text-properties fo:language="ca" fo:country="ES"/>
    </style:style>
    <style:style style:name="P32" style:family="paragraph" style:parent-style-name="Subtitle">
      <style:paragraph-properties fo:text-align="center" style:justify-single-word="false"/>
      <style:text-properties fo:language="ca" fo:country="ES"/>
    </style:style>
    <style:style style:name="P33" style:family="paragraph" style:parent-style-name="Text_20_body">
      <style:text-properties fo:language="ca" fo:country="ES"/>
    </style:style>
    <style:style style:name="P34" style:family="paragraph" style:parent-style-name="Text_20_body">
      <style:paragraph-properties fo:text-align="justify" style:justify-single-word="false"/>
      <style:text-properties fo:language="ca" fo:country="ES"/>
    </style:style>
    <style:style style:name="P35" style:family="paragraph" style:parent-style-name="Text_20_body">
      <style:text-properties fo:language="ca" fo:country="ES" style:language-asian="zxx" style:country-asian="none" style:language-complex="zxx" style:country-complex="none"/>
    </style:style>
    <style:style style:name="P36" style:family="paragraph" style:parent-style-name="Text_20_body">
      <style:paragraph-properties fo:line-height="100%"/>
      <style:text-properties fo:language="ca" fo:country="ES" style:language-asian="zxx" style:country-asian="none" style:language-complex="zxx" style:country-complex="none"/>
    </style:style>
    <style:style style:name="P37" style:family="paragraph" style:parent-style-name="Text_20_body">
      <style:paragraph-properties fo:line-height="100%"/>
      <style:text-properties fo:language="ca" fo:country="ES"/>
    </style:style>
    <style:style style:name="P38" style:family="paragraph" style:parent-style-name="Text_20_body">
      <style:text-properties fo:language="ca" fo:country="ES" fo:background-color="transparent"/>
    </style:style>
    <style:style style:name="P39" style:family="paragraph" style:parent-style-name="Text_20_body">
      <style:paragraph-properties fo:text-align="justify" style:justify-single-word="false"/>
      <style:text-properties fo:language="ca" fo:country="ES" fo:background-color="transparent"/>
    </style:style>
    <style:style style:name="P4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1" style:family="paragraph" style:parent-style-name="Text_20_body">
      <style:text-properties fo:color="#000000" style:font-name="Arial" fo:font-size="11pt"/>
    </style:style>
    <style:style style:name="P42" style:family="paragraph" style:parent-style-name="Text_20_body">
      <style:paragraph-properties fo:text-align="justify" style:justify-single-word="false"/>
      <style:text-properties fo:color="#000000" style:font-name="Arial" fo:font-size="11pt"/>
    </style:style>
    <style:style style:name="P43" style:family="paragraph" style:parent-style-name="Text_20_body">
      <style:paragraph-properties fo:text-align="justify" style:justify-single-word="false"/>
      <style:text-properties fo:color="#000000" style:font-name="Arial" fo:font-size="11pt" fo:language="ca" fo:country="ES" fo:background-color="transparent"/>
    </style:style>
    <style:style style:name="P44"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5"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6"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47" style:family="paragraph" style:parent-style-name="Standard">
      <style:paragraph-properties fo:margin-left="0.617cm" fo:margin-right="-0.018cm" fo:line-height="100%" fo:text-indent="-0.635cm" style:auto-text-indent="false">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Heading_20_1">
      <style:text-properties fo:language="ca" fo:country="ES"/>
    </style:style>
    <style:style style:name="P53" style:family="paragraph" style:parent-style-name="Heading_20_1" style:list-style-name="">
      <style:paragraph-properties fo:text-align="justify" style:justify-single-word="false"/>
      <style:text-properties fo:language="ca" fo:country="ES"/>
    </style:style>
    <style:style style:name="P54" style:family="paragraph" style:parent-style-name="Heading_20_1">
      <style:paragraph-properties fo:break-before="page"/>
      <style:text-properties fo:language="ca" fo:country="ES"/>
    </style:style>
    <style:style style:name="P55" style:family="paragraph" style:parent-style-name="Heading_20_1">
      <style:paragraph-properties fo:break-before="page"/>
      <style:text-properties fo:language="ca" fo:country="ES" fo:background-color="transparent"/>
    </style:style>
    <style:style style:name="P56" style:family="paragraph" style:parent-style-name="Heading_20_1">
      <style:paragraph-properties fo:text-align="justify" style:justify-single-word="false" fo:break-before="page"/>
      <style:text-properties fo:language="ca" fo:country="ES"/>
    </style:style>
    <style:style style:name="P57" style:family="paragraph" style:parent-style-name="Heading_20_1">
      <style:paragraph-properties fo:break-before="page"/>
      <style:text-properties officeooo:paragraph-rsid="0014b840"/>
    </style:style>
    <style:style style:name="P58" style:family="paragraph" style:parent-style-name="Heading_20_2">
      <style:text-properties fo:language="ca" fo:country="ES"/>
    </style:style>
    <style:style style:name="P59" style:family="paragraph" style:parent-style-name="Heading_20_2">
      <style:text-properties fo:language="ca" fo:country="ES" style:language-asian="zxx" style:country-asian="none" style:language-complex="zxx" style:country-complex="none"/>
    </style:style>
    <style:style style:name="P60" style:family="paragraph" style:parent-style-name="Heading_20_2">
      <style:paragraph-properties fo:text-align="justify" style:justify-single-word="false"/>
      <style:text-properties fo:language="ca" fo:country="ES"/>
    </style:style>
    <style:style style:name="P61" style:family="paragraph" style:parent-style-name="Heading_20_2">
      <style:text-properties fo:language="ca" fo:country="ES" fo:background-color="transparent"/>
    </style:style>
    <style:style style:name="P62" style:family="paragraph" style:parent-style-name="Heading_20_2">
      <style:paragraph-properties fo:text-align="justify" style:justify-single-word="false"/>
      <style:text-properties fo:language="ca" fo:country="ES" fo:background-color="transparent"/>
    </style:style>
    <style:style style:name="P63" style:family="paragraph" style:parent-style-name="Heading_20_2">
      <style:paragraph-properties fo:text-align="justify" style:justify-single-word="false"/>
      <style:text-properties fo:language="ca" fo:country="ES" officeooo:paragraph-rsid="0014b840" fo:background-color="transparent"/>
    </style:style>
    <style:style style:name="P64" style:family="paragraph" style:parent-style-name="Heading_20_2">
      <style:text-properties officeooo:paragraph-rsid="0014b840"/>
    </style:style>
    <style:style style:name="P65" style:family="paragraph" style:parent-style-name="Standard" style:master-page-name="First_20_Page">
      <style:paragraph-properties fo:margin-left="0.101cm" fo:margin-right="0cm" fo:text-align="end" style:justify-single-word="false" fo:text-indent="0cm" style:auto-text-indent="false" style:page-number="auto"/>
      <style:text-properties style:font-name="Arial1" fo:language="ca" fo:country="ES"/>
    </style:style>
    <style:style style:name="P66" style:family="paragraph" style:parent-style-name="Standard">
      <style:paragraph-properties fo:text-align="justify" style:justify-single-word="false"/>
      <style:text-properties fo:language="ca" fo:country="ES" officeooo:paragraph-rsid="0014b840" fo:background-color="transparent" style:language-asian="zxx" style:country-asian="none" style:language-complex="zxx" style:country-complex="none"/>
    </style:style>
    <style:style style:name="P67" style:family="paragraph" style:parent-style-name="Text_20_body" style:list-style-name="L1"/>
    <style:style style:name="P68" style:family="paragraph" style:parent-style-name="Text_20_body" style:list-style-name="L1">
      <style:text-properties fo:language="ca" fo:country="ES"/>
    </style:style>
    <style:style style:name="P69" style:family="paragraph" style:parent-style-name="Text_20_body" style:list-style-name="L2">
      <style:text-properties fo:language="ca" fo:country="ES"/>
    </style:style>
    <style:style style:name="P70" style:family="paragraph" style:parent-style-name="Text_20_body" style:list-style-name="L3">
      <style:text-properties fo:language="ca" fo:country="ES"/>
    </style:style>
    <style:style style:name="P71" style:family="paragraph" style:parent-style-name="Text_20_body" style:list-style-name="L4">
      <style:text-properties fo:language="ca" fo:country="ES" fo:background-color="transparent"/>
    </style:style>
    <style:style style:name="P72" style:family="paragraph" style:parent-style-name="Text_20_body" style:list-style-name="L5">
      <style:paragraph-properties fo:text-align="justify" style:justify-single-word="false"/>
      <style:text-properties fo:language="ca" fo:country="ES" fo:background-color="transparent"/>
    </style:style>
    <style:style style:name="P73" style:family="paragraph" style:parent-style-name="Text_20_body" style:list-style-name="L5">
      <style:paragraph-properties fo:text-align="justify" style:justify-single-word="false"/>
      <style:text-properties fo:language="ca" fo:country="ES" officeooo:paragraph-rsid="0014b840" fo:background-color="transparent"/>
    </style:style>
    <style:style style:name="P74" style:family="paragraph" style:parent-style-name="Text_20_body" style:list-style-name="L7">
      <style:paragraph-properties fo:text-align="justify" style:justify-single-word="false"/>
      <style:text-properties fo:language="ca" fo:country="ES"/>
    </style:style>
    <style:style style:name="P75" style:family="paragraph" style:parent-style-name="Text_20_body" style:list-style-name="L6"/>
    <style:style style:name="P76" style:family="paragraph" style:parent-style-name="Text_20_body" style:list-style-name="L8"/>
    <style:style style:name="P77" style:family="paragraph" style:parent-style-name="Text_20_body" style:list-style-name="L9">
      <style:paragraph-properties fo:text-align="justify" style:justify-single-word="false"/>
      <style:text-properties fo:color="#000000" style:font-name="Arial" fo:font-size="11pt" fo:language="ca" fo:country="ES" fo:background-color="transparent"/>
    </style:style>
    <style:style style:name="P78" style:family="paragraph" style:parent-style-name="Text_20_body" style:list-style-name="L9">
      <style:text-properties fo:color="#000000" style:font-name="Arial" fo:font-size="11pt"/>
    </style:style>
    <style:style style:name="P79" style:family="paragraph" style:parent-style-name="Text_20_body" style:list-style-name="L10">
      <style:paragraph-properties fo:text-align="justify" style:justify-single-word="false"/>
      <style:text-properties fo:color="#000000" style:font-name="Arial" fo:font-size="11pt"/>
    </style:style>
    <style:style style:name="P80" style:family="paragraph" style:parent-style-name="Text_20_body" style:list-style-name="L11">
      <style:paragraph-properties fo:text-align="justify" style:justify-single-word="false"/>
      <style:text-properties fo:color="#000000" style:font-name="Arial" fo:font-size="11pt"/>
    </style:style>
    <style:style style:name="P81" style:family="paragraph" style:parent-style-name="Text_20_body" style:list-style-name="L12">
      <style:paragraph-properties fo:text-align="justify" style:justify-single-word="false"/>
      <style:text-properties fo:color="#000000" style:font-name="Arial" fo:font-size="11pt" officeooo:rsid="0014b840" officeooo:paragraph-rsid="0014b840"/>
    </style:style>
    <style:style style:name="P82" style:family="paragraph" style:parent-style-name="Text_20_body">
      <style:paragraph-properties fo:text-align="justify" style:justify-single-word="false"/>
      <style:text-properties fo:color="#000000" style:font-name="Arial" fo:font-size="11pt" officeooo:rsid="0014b840" officeooo:paragraph-rsid="0014b840"/>
    </style:style>
    <style:style style:name="P83" style:family="paragraph" style:parent-style-name="Text_20_body">
      <style:text-properties officeooo:paragraph-rsid="0014b840"/>
    </style:style>
    <style:style style:name="P84" style:family="paragraph" style:parent-style-name="Text_20_body" style:list-style-name="L5">
      <style:paragraph-properties fo:text-align="justify" style:justify-single-word="false"/>
      <style:text-properties officeooo:paragraph-rsid="0014b840"/>
    </style:style>
    <style:style style:name="P85" style:family="paragraph" style:parent-style-name="Text_20_body" style:list-style-name="L9">
      <style:paragraph-properties fo:margin-top="0cm" fo:margin-bottom="0cm" loext:contextual-spacing="false"/>
      <style:text-properties fo:color="#000000" style:font-name="Arial" fo:font-size="11pt"/>
    </style:style>
    <style:style style:name="P86"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language="ca" fo:country="ES" style:language-asian="zxx" style:country-asian="none" style:language-complex="zxx" style:country-complex="none"/>
    </style:style>
    <style:style style:name="T8" style:family="text">
      <style:text-properties fo:language="ca" fo:country="ES" fo:background-color="transparent" loext:char-shading-value="0"/>
    </style:style>
    <style:style style:name="T9" style:family="text">
      <style:text-properties fo:language="ca" fo:country="ES" officeooo:rsid="0014b840" fo:background-color="transparent" loext:char-shading-value="0"/>
    </style:style>
    <style:style style:name="T10" style:family="text">
      <style:text-properties fo:language="ca" fo:country="ES" fo:font-weight="bold" fo:background-color="transparent" loext:char-shading-value="0" style:font-weight-asian="bold" style:font-weight-complex="bold"/>
    </style:style>
    <style:style style:name="T11" style:family="text">
      <style:text-properties fo:language="ca" fo:country="ES" fo:font-weight="bold" officeooo:rsid="0014b840" fo:background-color="transparent" loext:char-shading-value="0" style:font-weight-asian="bold" style:font-weight-complex="bold"/>
    </style:style>
    <style:style style:name="T12" style:family="text">
      <style:text-properties style:language-asian="zxx" style:country-asian="none" style:language-complex="zxx" style:country-complex="none"/>
    </style:style>
    <style:style style:name="T13" style:family="text">
      <style:text-properties fo:font-weight="bold" style:font-weight-asian="bold" style:font-weight-complex="bold"/>
    </style:style>
    <style:style style:name="T14" style:family="text">
      <style:text-properties fo:color="#000000" style:font-name="Arial" fo:font-size="11pt"/>
    </style:style>
    <style:style style:name="T15" style:family="text">
      <style:text-properties fo:color="#000000" style:font-name="Arial" fo:font-size="11pt" fo:language="ca" fo:country="ES" officeooo:rsid="0014b840" fo:background-color="transparent" loext:char-shading-value="0"/>
    </style:style>
    <style:style style:name="T16" style:family="text">
      <style:text-properties fo:color="#000000" style:font-name="Arial" fo:font-size="11pt" fo:language="ca" fo:country="ES" fo:font-weight="bold" officeooo:rsid="0014b840" fo:background-color="transparent" loext:char-shading-value="0" style:font-weight-asian="bold" style:font-weight-complex="bold"/>
    </style:style>
    <style:style style:name="T17" style:family="text">
      <style:text-properties fo:color="#000000" style:font-name="Arial" fo:font-size="11pt" officeooo:rsid="0014b840"/>
    </style:style>
    <style:style style:name="T18" style:family="text">
      <style:text-properties officeooo:rsid="0014b840"/>
    </style:style>
    <style:style style:name="T19" style:family="text">
      <style:text-properties fo:color="#ff4019" style:font-name="Arial2" fo:font-size="20pt" fo:font-weight="bold" officeooo:rsid="0014b840" style:font-name-asian="MS Mincho" style:font-size-asian="16.1000003814697pt" style:font-weight-asian="bold" style:font-name-complex="Tahoma" style:font-size-complex="16.1000003814697pt"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P12"/>
      <text:p text:style-name="P12"/>
      <text:p text:style-name="P12"/>
      <text:p text:style-name="P13"><draw:frame draw:style-name="fr3" draw:name="gráficos2" text:anchor-type="paragraph" svg:width="5.232cm" svg:height="2.027cm" draw:z-index="33"><draw:image xlink:href="Pictures/10000000000000A00000003FEA7C9330607BD313.png" xlink:type="simple" xlink:show="embed" xlink:actuate="onLoad" loext:mime-type="image/png"/></draw:frame></text:p>
      <text:p text:style-name="P12"/>
      <text:p text:style-name="P12"/>
      <text:p text:style-name="P12"/>
      <text:p text:style-name="P12"/>
      <text:p text:style-name="P31">Versions</text:p>
      <text:p text:style-name="P31">de</text:p>
      <text:p text:style-name="P31"><text:s/>DIR3CAIB</text:p>
      <text:p text:style-name="P32">Document de Versions de DIR3CAIB</text:p>
      <text:p text:style-name="P14"/>
      <text:p text:style-name="P14"/>
      <text:p text:style-name="P14"/>
      <text:p text:style-name="P14"/>
      <text:p text:style-name="P14"/>
      <text:p text:style-name="P14"/>
      <text:p text:style-name="P14"/>
      <text:p text:style-name="P14"/>
      <table:table table:name="Tabla2" table:style-name="Tabla2">
        <table:table-column table:style-name="Tabla2.A"/>
        <table:table-column table:style-name="Tabla2.B"/>
        <table:table-column table:style-name="Tabla2.C"/>
        <table:table-row>
          <table:table-cell table:style-name="Tabla2.A1" office:value-type="string">
            <text:p text:style-name="P20"><draw:frame draw:style-name="fr2" draw:name="gráficos3" text:anchor-type="paragraph" svg:width="7.354cm" svg:height="3.256cm" draw:z-index="32"><draw:image xlink:href="Pictures/10000000000001080000006ED0374668E6E98383.jpg" xlink:type="simple" xlink:show="embed" xlink:actuate="onLoad" loext:mime-type="image/jpeg"/></draw:frame></text:p>
          </table:table-cell>
          <table:table-cell table:style-name="Tabla2.A1" office:value-type="string">
            <text:p text:style-name="P20"/>
          </table:table-cell>
          <table:table-cell table:style-name="Tabla2.C1" office:value-type="string">
            <text:p text:style-name="P20"><draw:frame draw:style-name="fr1" draw:name="gráficos4" text:anchor-type="as-char" svg:width="7.569cm" svg:height="2.639cm" draw:z-index="34"><draw:image xlink:href="Pictures/100000000000011900000062E9F9CCBCEF354B10.jpg" xlink:type="simple" xlink:show="embed" xlink:actuate="onLoad" loext:mime-type="image/jpe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2">Informació general del document</text:p>
            <text:p text:style-name="P22"/>
          </table:table-cell>
          <table:covered-table-cell/>
          <table:covered-table-cell/>
          <table:covered-table-cell/>
        </table:table-row>
        <table:table-row>
          <table:table-cell table:style-name="Tabla3.A2" table:number-columns-spanned="4" office:value-type="string" table:protected="true">
            <text:p text:style-name="P23">Descripció.</text:p>
          </table:table-cell>
          <table:covered-table-cell/>
          <table:covered-table-cell/>
          <table:covered-table-cell/>
        </table:table-row>
        <table:table-row table:style-name="Tabla3.3">
          <table:table-cell table:style-name="Tabla3.A3" table:number-columns-spanned="4" office:value-type="string">
            <text:p text:style-name="P24"/>
          </table:table-cell>
          <table:covered-table-cell/>
          <table:covered-table-cell/>
          <table:covered-table-cell/>
        </table:table-row>
        <table:table-row table:style-name="Tabla3.4">
          <table:table-cell table:style-name="Tabla3.A3" office:value-type="string" table:protected="true">
            <text:p text:style-name="P21">Títol:</text:p>
          </table:table-cell>
          <table:table-cell table:style-name="Tabla3.B4" table:number-columns-spanned="3" office:value-type="string">
            <text:p text:style-name="P16">Document de Versions de DIR3CAIB</text:p>
          </table:table-cell>
          <table:covered-table-cell/>
          <table:covered-table-cell/>
        </table:table-row>
        <table:table-row table:style-name="Tabla3.5">
          <table:table-cell table:style-name="Tabla3.A3" office:value-type="string" table:protected="true">
            <text:p text:style-name="P26">Estat:</text:p>
          </table:table-cell>
          <table:table-cell table:style-name="Tabla3.B4" table:number-columns-spanned="3" office:value-type="string">
            <text:p text:style-name="P16">Definitiu</text:p>
          </table:table-cell>
          <table:covered-table-cell/>
          <table:covered-table-cell/>
        </table:table-row>
        <table:table-row table:style-name="Tabla3.6">
          <table:table-cell table:style-name="Tabla3.A3" office:value-type="string" table:protected="true">
            <text:p text:style-name="P26">Versió:</text:p>
          </table:table-cell>
          <table:table-cell table:style-name="Tabla3.B4" table:number-columns-spanned="3" office:value-type="string">
            <text:p text:style-name="P4">1.0</text:p>
          </table:table-cell>
          <table:covered-table-cell/>
          <table:covered-table-cell/>
        </table:table-row>
        <table:table-row table:style-name="Tabla3.7">
          <table:table-cell table:style-name="Tabla3.A3" office:value-type="string" table:protected="true">
            <text:p text:style-name="P26">Autor/s:</text:p>
          </table:table-cell>
          <table:table-cell table:style-name="Tabla3.B4" table:number-columns-spanned="3" office:value-type="string">
            <text:p text:style-name="P16">Marilen González</text:p>
          </table:table-cell>
          <table:covered-table-cell/>
          <table:covered-table-cell/>
        </table:table-row>
        <table:table-row table:style-name="Tabla3.8">
          <table:table-cell table:style-name="Tabla3.A3" office:value-type="string" table:protected="true">
            <text:p text:style-name="P26">Creat:</text:p>
          </table:table-cell>
          <table:table-cell table:style-name="Tabla3.B8" table:number-columns-spanned="3" office:value-type="date" office:date-value="2016-04-19">
            <text:p text:style-name="P16">19/04/16</text:p>
          </table:table-cell>
          <table:covered-table-cell/>
          <table:covered-table-cell/>
        </table:table-row>
        <table:table-row table:style-name="Tabla3.9">
          <table:table-cell table:style-name="Tabla3.A3" office:value-type="string" table:protected="true">
            <text:p text:style-name="P26">Modificat</text:p>
          </table:table-cell>
          <table:table-cell table:style-name="Tabla3.B4" table:number-columns-spanned="3" office:value-type="string">
            <text:p text:style-name="P16"/>
          </table:table-cell>
          <table:covered-table-cell/>
          <table:covered-table-cell/>
        </table:table-row>
        <table:table-row table:style-name="Tabla3.10">
          <table:table-cell table:style-name="Tabla3.A3" office:value-type="string" table:protected="true">
            <text:p text:style-name="P26">Fitxer:</text:p>
          </table:table-cell>
          <table:table-cell table:style-name="Tabla3.B4" table:number-columns-spanned="3" office:value-type="string">
            <text:p text:style-name="P16"><text:file-name text:display="name-and-extension">Versions_Dir3Caib.odt</text:file-name></text:p>
          </table:table-cell>
          <table:covered-table-cell/>
          <table:covered-table-cell/>
        </table:table-row>
        <table:table-row table:style-name="Tabla3.11">
          <table:table-cell table:style-name="Tabla3.A3" table:number-columns-spanned="4" office:value-type="string">
            <text:p text:style-name="P25"/>
          </table:table-cell>
          <table:covered-table-cell/>
          <table:covered-table-cell/>
          <table:covered-table-cell/>
        </table:table-row>
        <table:table-row>
          <table:table-cell table:style-name="Tabla3.A2" table:number-columns-spanned="4" office:value-type="string">
            <text:p text:style-name="P23">Històric de modificacions.</text:p>
          </table:table-cell>
          <table:covered-table-cell/>
          <table:covered-table-cell/>
          <table:covered-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3" table:number-columns-spanned="2" office:value-type="string" table:protected="true">
            <text:p text:style-name="P27">Comentari:</text:p>
          </table:table-cell>
          <table:covered-table-cell/>
          <table:table-cell table:style-name="Tabla3.A3" office:value-type="string" table:protected="true">
            <text:p text:style-name="P27">Autor/s:</text:p>
          </table:table-cell>
          <table:table-cell table:style-name="Tabla3.A3" office:value-type="string" table:protected="true">
            <text:p text:style-name="P27">Data:</text:p>
          </table:table-cell>
        </table:table-row>
        <table:table-row table:style-name="Tabla3.15">
          <table:table-cell table:style-name="Tabla3.B4" table:number-columns-spanned="2" office:value-type="string">
            <text:p text:style-name="P19"/>
          </table:table-cell>
          <table:covered-table-cell/>
          <table:table-cell table:style-name="Tabla3.B4" office:value-type="string">
            <text:p text:style-name="P17"/>
          </table:table-cell>
          <table:table-cell table:style-name="Tabla3.B8">
            <text:p text:style-name="P17"/>
          </table:table-cell>
        </table:table-row>
        <table:table-row table:style-name="Tabla3.16">
          <table:table-cell table:style-name="Tabla3.B4" table:number-columns-spanned="2" office:value-type="string">
            <text:p text:style-name="P19"/>
          </table:table-cell>
          <table:covered-table-cell/>
          <table:table-cell table:style-name="Tabla3.B4" office:value-type="string">
            <text:p text:style-name="P17"/>
          </table:table-cell>
          <table:table-cell table:style-name="Tabla3.B8">
            <text:p text:style-name="P17"/>
          </table:table-cell>
        </table:table-row>
        <table:table-row table:style-name="Tabla3.17">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style-name="Tabla3.18">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2" table:number-columns-spanned="4" office:value-type="string" table:protected="true">
            <text:p text:style-name="P23">Font documental.</text:p>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
      <text:p text:style-name="P29"/>
      <text:p text:style-name="P14"/>
      <text:p text:style-name="P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49">1.- Introducció<text:tab/>4</text:p>
          <text:p text:style-name="P48">1.1.- Introducció General<text:tab/>4</text:p>
          <text:p text:style-name="P49">2.- Instal·lació inicial<text:tab/>5</text:p>
          <text:p text:style-name="P48">2.1.- Passes a seguir per actualitzar la versió<text:tab/>5</text:p>
          <text:p text:style-name="P48">2.2.- Manuals<text:tab/>5</text:p>
          <text:p text:style-name="P49">3.- Dir3Caib v.1.0.0<text:tab/>6</text:p>
          <text:p text:style-name="P48">3.1.- Passes a seguir per actualitzar la versió<text:tab/>6</text:p>
          <text:p text:style-name="P49">4.- Dir3Caib v.1.0.1<text:tab/>7</text:p>
          <text:p text:style-name="P48">4.1.- Passes a seguir per actualitzar la versió<text:tab/>7</text:p>
          <text:p text:style-name="P48">4.2.- Canvis i millores<text:tab/>7</text:p>
          <text:p text:style-name="P48">4.3.- Scripts SQL<text:tab/>7</text:p>
          <text:p text:style-name="P49">5.- Regweb v.1.0.2<text:tab/>8</text:p>
          <text:p text:style-name="P48">5.1.- Passes a seguir per actualitzar la versió<text:tab/>8</text:p>
          <text:p text:style-name="P48">5.2.- Canvis i millores<text:tab/>8</text:p>
          <text:p text:style-name="P48">5.3.- Scripts SQL<text:tab/>8</text:p>
          <text:p text:style-name="P49">6.- Dir3Caib v.1.0.3<text:tab/>9</text:p>
          <text:p text:style-name="P48">6.1.- Passes a seguir per actualitzar la versió<text:tab/>9</text:p>
          <text:p text:style-name="P48">6.2.- Canvis i millores<text:tab/>9</text:p>
          <text:p text:style-name="P48">6.3.- Scripts SQL<text:tab/>9</text:p>
          <text:p text:style-name="P49">7.- Dir3Caib v.1.0.4<text:tab/>10</text:p>
          <text:p text:style-name="P48">7.1.- Passes a seguir per actualitzar la versió<text:tab/>10</text:p>
          <text:p text:style-name="P48">7.2.- Canvis i millores<text:tab/>10</text:p>
          <text:p text:style-name="P48">7.3.- Scripts SQL<text:tab/>10</text:p>
          <text:p text:style-name="P49">8.- Dir3caib v.1.0.5<text:tab/>11</text:p>
          <text:p text:style-name="P48">8.1.- Passes a seguir per actualitzar la versió<text:tab/>11</text:p>
          <text:p text:style-name="P48">8.2.- Canvis i millores<text:tab/>11</text:p>
          <text:p text:style-name="P48">8.3.- Scripts SQL<text:tab/>11</text:p>
          <text:p text:style-name="P49">9.- Dir3Caib v.1.0.6<text:tab/>12</text:p>
          <text:p text:style-name="P48">9.1.- Passes a seguir per actualitzar la versió<text:tab/>12</text:p>
          <text:p text:style-name="P48">9.2.- Canvis i millores<text:tab/>12</text:p>
          <text:p text:style-name="P48">9.3.- Scripts SQL<text:tab/>12</text:p>
          <text:p text:style-name="P49">10.- Dir3Caib v.1.0.7<text:tab/>13</text:p>
          <text:p text:style-name="P48">10.1.- Passes a seguir per actualitzar la versió<text:tab/>13</text:p>
          <text:p text:style-name="P48">10.2.- Canvis i millores<text:tab/>13</text:p>
          <text:p text:style-name="P48">10.3.- Scripts actualització sql<text:tab/>13</text:p>
          <text:p text:style-name="P49">11.- Dir3Caib v.1.0.8<text:tab/>14</text:p>
          <text:p text:style-name="P48">11.1.- Passes a seguir per actualitzar la versió<text:tab/>14</text:p>
          <text:p text:style-name="P48">11.2.- Canvis i millores<text:tab/>14</text:p>
          <text:p text:style-name="P49">12.- Dir3caib v1.0.9<text:tab/>14</text:p>
          <text:p text:style-name="P48">12.1.- Passes a seguir per actualitzar la versió<text:tab/>14</text:p>
          <text:p text:style-name="P48">12.2.- Canvis i millores<text:tab/>15</text:p>
          <text:p text:style-name="P49">13.- Dir3caib v1.0.10<text:tab/>15</text:p>
          <text:p text:style-name="P48">13.1.- Passes a seguir per actualitzar la versió<text:tab/>15</text:p>
          <text:p text:style-name="P48">13.2.- Canvis i millores<text:tab/>15</text:p>
          <text:p text:style-name="P49">14.- Dir3caib v1.0.11<text:tab/>16</text:p>
          <text:p text:style-name="P48">14.1.- Passes a seguir per actualitzar la versió<text:tab/>16</text:p>
          <text:p text:style-name="P48">14.2.- Canvis i millores<text:tab/>16</text:p>
          <text:p text:style-name="P49"><text:soft-page-break/>15.- Dir3caib v1.0.12<text:tab/>17</text:p>
          <text:p text:style-name="P48">15.1.- Passes a seguir per actualitzar la versió<text:tab/>17</text:p>
          <text:p text:style-name="P48">15.2.- Canvis i millores<text:tab/>17</text:p>
        </text:index-body>
      </text:table-of-content>
      <text:h text:style-name="P52" text:outline-level="1"><text:bookmark-start text:name="__RefHeading___Toc1111_777716608"/>Introducció<text:bookmark-end text:name="__RefHeading___Toc1111_777716608"/></text:h>
      <text:p text:style-name="P5"/>
      <text:h text:style-name="P58" text:outline-level="2"><text:bookmark-start text:name="__RefHeading___Toc1113_777716608"/>Introducció General<text:bookmark-end text:name="__RefHeading___Toc1113_777716608"/></text:h>
      <text:p text:style-name="P33">En aquest document se descriuen les diferents versions que hi ha hagut de DIR3CAIB així com la informació de cada una, les passes que s'han de seguir per fer el canvi de versió, els canvis que aporten respecte a la versió anterior, els scripts sql que s'han d'aplicar per que funcioni la versió.</text:p>
      <text:p text:style-name="P33"/>
      <text:h text:style-name="P54" text:outline-level="1"><text:bookmark-start text:name="__RefHeading___Toc1115_777716608"/>Instal·lació inicial<text:bookmark-end text:name="__RefHeading___Toc1115_777716608"/></text:h>
      <text:p text:style-name="P33">Se recomana que a l'hora de fer una instal·lació inicial, sense partir de cap versió ja instal·lada, s'utilitzi la darrera versió estable. Cada una de les versions se detallen als punts següents i indiquen les url's de descàrrega del codi.</text:p>
      <text:p text:style-name="P33"/>
      <text:h text:style-name="P58" text:outline-level="2"><text:bookmark-start text:name="__RefHeading___Toc1117_777716608"/>Passes a seguir per actualitzar la versió<text:bookmark-end text:name="__RefHeading___Toc1117_777716608"/></text:h>
      <text:p text:style-name="P33">Les passes a seguir per fer la instal·lació són:</text:p>
      <text:p text:style-name="P33"/>
      <text:p text:style-name="P36"/>
      <text:p text:style-name="P37">1.- Descarregar el codi de DIR3CAIB (darrera versió disponible).</text:p>
      <text:p text:style-name="P7"><text:a xlink:type="simple" xlink:href="https://github.com/GovernIB/dir3caib/releases/tag/dir3caib-1.0.4" text:style-name="Internet_20_link" text:visited-style-name="Visited_20_Internet_20_Link">https://github.com/GovernIB/dir3caib/releases/tag</text:a>/</text:p>
      <text:p text:style-name="P7"/>
      <text:p text:style-name="P37">2.- Crear bbdd de dir3caib.</text:p>
      <text:p text:style-name="P37">3.- Crear els objectes de la bbdd, se poden trobar al codi de l'aplicació descarregat:</text:p>
      <text:p text:style-name="P47"><text:span text:style-name="T1">$HOME/dir3caib/scripts/bbdd/</text:span><text:span text:style-name="T2">[x.y]</text:span><text:span text:style-name="T1">/</text:span><text:span text:style-name="T2">[sgbd]</text:span><text:span text:style-name="T1">/regweb3</text:span><text:span text:style-name="T3">_</text:span><text:span text:style-name="T1">create_schema.sql</text:span></text:p>
      <text:p text:style-name="P45"/>
      <text:p text:style-name="P37">4.- Carregar les dades inicials a la bbdd, se poden trobar al codi de l'aplicació descarregat:</text:p>
      <text:p text:style-name="P47"><text:span text:style-name="T1">$HOME/dir3caib/scripts/bbdd/</text:span><text:span text:style-name="T2">[x.y]</text:span><text:span text:style-name="T1">/</text:span><text:span text:style-name="T2">[sgbd]</text:span><text:span text:style-name="T1">/regweb3_create_data.sql</text:span></text:p>
      <text:p text:style-name="P45"/>
      <text:p text:style-name="P46"><text:span text:style-name="T4">(On </text:span><text:span text:style-name="T5">[sgbd]</text:span><text:span text:style-name="T4"> pot ser Oracle o PostgreSQL i </text:span><text:span text:style-name="T5">[x.y]</text:span><text:span text:style-name="T4"> <text:s/>és la versió que instal·lam)</text:span></text:p>
      <text:p text:style-name="P45"/>
      <text:p text:style-name="P37">5.- Compilar DIR3CAIB.</text:p>
      <text:p text:style-name="P33"/>
      <text:h text:style-name="P58" text:outline-level="2"><text:bookmark-start text:name="__RefHeading___Toc1119_777716608"/>Manuals<text:bookmark-end text:name="__RefHeading___Toc1119_777716608"/></text:h>
      <text:p text:style-name="P33">Per consultar els manuals d'instal·lació i d'usuari (amb tots els rols disponibles) de l'aplicació, se poden cercar dins el codi descarregat de l'aplicació:</text:p>
      <text:p text:style-name="P33"/>
      <text:p text:style-name="P44">$HOME/dir3caib/doc/</text:p>
      <text:p text:style-name="P33"/>
      <text:h text:style-name="P54" text:outline-level="1"><text:bookmark-start text:name="__RefHeading___Toc1121_777716608"/>Dir3Caib v.1.0.0<text:bookmark-end text:name="__RefHeading___Toc1121_777716608"/></text:h>
      <text:p text:style-name="P15"><text:span text:style-name="T7">Aquesta versió es va marcar dia </text:span>3 Novembre 2015 <text:span text:style-name="T7">. El projecte es va lliurar amb aquesta versió.</text:span></text:p>
      <text:p text:style-name="P6"/>
      <text:p text:style-name="P6">La url des d'on se pot descarregar DIR3CAIB és:</text:p>
      <text:p text:style-name="P6"><text:a xlink:type="simple" xlink:href="https://github.com/GovernIB/dir3caib/releases/tag/dir3caib-1.0.0" text:style-name="Internet_20_link" text:visited-style-name="Visited_20_Internet_20_Link">https://github.com/GovernIB/dir3caib/releases/tag/dir3caib-1.0.0</text:a></text:p>
      <text:p text:style-name="P6"/>
      <text:p text:style-name="P6"/>
      <text:h text:style-name="P59" text:outline-level="2"><text:bookmark-start text:name="__RefHeading___Toc1123_777716608"/>Passes a seguir per actualitzar la versió<text:bookmark-end text:name="__RefHeading___Toc1123_777716608"/></text:h>
      <text:p text:style-name="P35">1.- Descarregar el repositori DIR3CAIB.</text:p>
      <text:p text:style-name="P35">2.- Compilar aplicació. </text:p>
      <text:p text:style-name="P35">3.- Deploy de l'aplicació.</text:p>
      <text:p text:style-name="P33"/>
      <text:h text:style-name="P54" text:outline-level="1"><text:bookmark-start text:name="__RefHeading___Toc1125_777716608"/>Dir3Caib v.1.0.1<text:bookmark-end text:name="__RefHeading___Toc1125_777716608"/></text:h>
      <text:p text:style-name="P6">Aquesta versió es va marcar dia 9 de febrer de 2016.</text:p>
      <text:p text:style-name="P6"/>
      <text:p text:style-name="P6"/>
      <text:p text:style-name="P6"/>
      <text:p text:style-name="P6">La url des d'on se pot descarregar DIR3CAIB és:</text:p>
      <text:p text:style-name="P6"><text:a xlink:type="simple" xlink:href="https://github.com/GovernIB/dir3caib/releases/tag/dir3caib-1.0.1" text:style-name="Internet_20_link" text:visited-style-name="Visited_20_Internet_20_Link">https://github.com/GovernIB/dir3caib/releases/tag/dir3caib-1.0.1</text:a></text:p>
      <text:p text:style-name="P6"/>
      <text:p text:style-name="P6"/>
      <text:h text:style-name="P59" text:outline-level="2"><text:bookmark-start text:name="__RefHeading___Toc1127_777716608"/>Passes a seguir per actualitzar la versió<text:bookmark-end text:name="__RefHeading___Toc1127_777716608"/></text:h>
      <text:p text:style-name="P35">1.- Actualitzar el repositori DIR3CAIB.</text:p>
      <text:p text:style-name="P35">2.- Aplicar els scripts d'actualització de DIR3CAIB segons la bbdd utilitzada.</text:p>
      <text:p text:style-name="P35">3.- Compilar aplicació. </text:p>
      <text:p text:style-name="P35">4.- Deploy de l'aplicació.</text:p>
      <text:p text:style-name="P33"/>
      <text:h text:style-name="P58" text:outline-level="2"><text:bookmark-start text:name="__RefHeading___Toc1129_777716608"/>Canvis i millores<text:bookmark-end text:name="__RefHeading___Toc1129_777716608"/></text:h>
      <text:list xml:id="list2768670029" text:style-name="L1">
        <text:list-header>
          <text:p text:style-name="P67"><text:s/></text:p>
        </text:list-header>
        <text:list-item>
          <text:p text:style-name="P67">Se converteixen les dates d'importació d'unitat i oficina a TIMESTAMP.</text:p>
        </text:list-item>
        <text:list-item>
          <text:p text:style-name="P67">Refactorització ws</text:p>
        </text:list-item>
        <text:list-item>
          <text:p text:style-name="P67">afegit “estado” a la descàrrega. </text:p>
        </text:list-item>
        <text:list-item>
          <text:p text:style-name="P67">Optimització del procés de sincro</text:p>
        </text:list-item>
        <text:list-item>
          <text:p text:style-name="P67">Canvi color de l'arbre d'oficines</text:p>
        </text:list-item>
        <text:list-item>
          <text:p text:style-name="P67">Mostram més informació a les cerques d' unitats i oficines(element superior i arrel)</text:p>
        </text:list-item>
        <text:list-item>
          <text:p text:style-name="P67">Controlar que no es descarreguin les oficines abans de les unitats.</text:p>
        </text:list-item>
        <text:list-item>
          <text:p text:style-name="P67">Afegides traduccions de missatges.</text:p>
        </text:list-item>
        <text:list-item>
          <text:p text:style-name="P67">Afegir informació de si ha anat be o no les descàrregues i la importació.</text:p>
        </text:list-item>
        <text:list-item>
          <text:p text:style-name="P67">Arreglada la cerca d'Organismes destinataris externs amb accents.</text:p>
        </text:list-item>
      </text:list>
      <text:p text:style-name="P33"/>
      <text:p text:style-name="P8"/>
      <text:h text:style-name="P60" text:outline-level="2"><text:bookmark-start text:name="__RefHeading___Toc1131_777716608"/>Scripts SQL<text:bookmark-end text:name="__RefHeading___Toc1131_777716608"/></text:h>
      <text:p text:style-name="P33">Aquesta versió requereix una actualització de bbdd. Els scripts per actualitzar-la segons la bbdd emprada es troben a la carpeta: </text:p>
      <text:p text:style-name="P34">/scripts/bbdd/3.0/oracle/dir3caib_update_schema_from_1.0.0_to-1.0.1.sql</text:p>
      <text:p text:style-name="P34"/>
      <text:h text:style-name="P54" text:outline-level="1"><text:bookmark-start text:name="__RefHeading___Toc1133_777716608"/>Regweb v.1.0.2<text:bookmark-end text:name="__RefHeading___Toc1133_777716608"/></text:h>
      <text:p text:style-name="P6">Aquesta versió es va marcar dia <text:span text:style-name="T6"><text:s/>9 de febrer de 2016.</text:span></text:p>
      <text:p text:style-name="P6"/>
      <text:p text:style-name="P6">La url des d'on se pot descarregar DIR3CAIB és:</text:p>
      <text:p text:style-name="P6"><text:a xlink:type="simple" xlink:href="https://github.com/GovernIB/dir3caib/releases/tag/dir3caib-1.0.2" text:style-name="Internet_20_link" text:visited-style-name="Visited_20_Internet_20_Link">https://github.com/GovernIB/dir3caib/releases/tag/dir3caib-1.0.2</text:a></text:p>
      <text:p text:style-name="P6"/>
      <text:p text:style-name="P6"/>
      <text:h text:style-name="P58" text:outline-level="2"><text:bookmark-start text:name="__RefHeading___Toc1135_777716608"/>Passes a seguir per actualitzar la versió<text:bookmark-end text:name="__RefHeading___Toc1135_777716608"/></text:h>
      <text:p text:style-name="P33">1.- Actualitzar el repositori DIR3CAIB.</text:p>
      <text:p text:style-name="P33">2.- Aplicar els scripts d'actualització de DIR3CAIB segons la bbdd emprada.</text:p>
      <text:p text:style-name="P33">3.- Compilar aplicació DIR3CAIB.</text:p>
      <text:p text:style-name="P33">4.- Deploy de l'aplicació.</text:p>
      <text:p text:style-name="P33"/>
      <text:h text:style-name="P58" text:outline-level="2"><text:bookmark-start text:name="__RefHeading___Toc1137_777716608"/>Canvis i millores<text:bookmark-end text:name="__RefHeading___Toc1137_777716608"/></text:h>
      <text:list xml:id="list113526239528997" text:continue-numbering="true" text:style-name="L1">
        <text:list-item>
          <text:p text:style-name="P68">cerques organismes destinataris afegida localitat i mostrarArbre.</text:p>
        </text:list-item>
        <text:list-item>
          <text:p text:style-name="P68">Optimització Arbre d'unitats.</text:p>
        </text:list-item>
        <text:list-item>
          <text:p text:style-name="P68">Millores al procés de sincronització</text:p>
        </text:list-item>
      </text:list>
      <text:p text:style-name="P8"/>
      <text:h text:style-name="P60" text:outline-level="2"><text:bookmark-start text:name="__RefHeading___Toc1139_777716608"/>Scripts SQL<text:bookmark-end text:name="__RefHeading___Toc1139_777716608"/></text:h>
      <text:p text:style-name="P34">La versió 1.0.2 de DIR3CAIB necessita una actualització de bbdd. Se poden trobar els scripts per actualitzar-lo, segons la bbdd emprada, a la carpeta:</text:p>
      <text:p text:style-name="P34"><text:s/>/scripts/bbdd/3.0/oracle/dir3caib_update_schema_from_1.0.1_to-1.0.2.sql</text:p>
      <text:p text:style-name="P34"/>
      <text:p text:style-name="P34"/>
      <text:h text:style-name="P54" text:outline-level="1"><text:bookmark-start text:name="__RefHeading___Toc1141_777716608"/>Dir3Caib v.1.0.3<text:bookmark-end text:name="__RefHeading___Toc1141_777716608"/></text:h>
      <text:p text:style-name="P6">Aquesta versió es va marcar dia 11 d'abril de 2016.</text:p>
      <text:p text:style-name="P6"/>
      <text:p text:style-name="P6"/>
      <text:p text:style-name="P6">La url des d'on se pot descarregar DIR3CAIB és:</text:p>
      <text:p text:style-name="P6"><text:a xlink:type="simple" xlink:href="https://github.com/GovernIB/dir3caib/releases/tag/dir3caib-1.0.3" text:style-name="Internet_20_link" text:visited-style-name="Visited_20_Internet_20_Link">https://github.com/GovernIB/dir3caib/releases/tag/dir3caib-1.0.3</text:a></text:p>
      <text:p text:style-name="P6"/>
      <text:p text:style-name="P6"/>
      <text:h text:style-name="P58" text:outline-level="2"><text:bookmark-start text:name="__RefHeading___Toc1143_777716608"/>Passes a seguir per actualitzar la versió<text:bookmark-end text:name="__RefHeading___Toc1143_777716608"/></text:h>
      <text:p text:style-name="P33"/>
      <text:p text:style-name="P33">1.- Actualitzar el repositori <text:span text:style-name="T12">DIR3CAIB</text:span>.</text:p>
      <text:p text:style-name="P33">2.- Compilar aplicació <text:span text:style-name="T12">DIR3CAIB</text:span>.</text:p>
      <text:p text:style-name="P33">3.- Deploy de l'aplicació.</text:p>
      <text:p text:style-name="P33"/>
      <text:h text:style-name="P58" text:outline-level="2"><text:bookmark-start text:name="__RefHeading___Toc1145_777716608"/>Canvis i millores<text:bookmark-end text:name="__RefHeading___Toc1145_777716608"/></text:h>
      <text:p text:style-name="P33"/>
      <text:list xml:id="list3220032079" text:style-name="L2">
        <text:list-item>
          <text:list>
            <text:list-item>
              <text:p text:style-name="P69">Canviat l'ordre de com es mostren les unitats a l'arbre d'una Entitat.</text:p>
            </text:list-item>
            <text:list-item>
              <text:p text:style-name="P69">Millores de rendiment en el procés de sincronització amb regweb3</text:p>
            </text:list-item>
            <text:list-item>
              <text:p text:style-name="P69">Refactoritzacions varies</text:p>
            </text:list-item>
          </text:list>
        </text:list-item>
      </text:list>
      <text:p text:style-name="P8"/>
      <text:h text:style-name="P60" text:outline-level="2"><text:bookmark-start text:name="__RefHeading___Toc1147_777716608"/>Scripts SQL<text:bookmark-end text:name="__RefHeading___Toc1147_777716608"/></text:h>
      <text:p text:style-name="P34">La versió 1.0.3 de <text:span text:style-name="T12">DIR3CAIB</text:span> no necessita cap actualització de bbdd.</text:p>
      <text:p text:style-name="P34"/>
      <text:p text:style-name="P34"/>
      <text:p text:style-name="P34"/>
      <text:h text:style-name="P54" text:outline-level="1"><text:bookmark-start text:name="__RefHeading___Toc1149_777716608"/>Dir3Caib v.1.0.4<text:bookmark-end text:name="__RefHeading___Toc1149_777716608"/></text:h>
      <text:p text:style-name="P6">Aquesta versió es va marcar di<text:span text:style-name="T6">a 15 de juny de 2016.</text:span></text:p>
      <text:p text:style-name="P6"/>
      <text:p text:style-name="P6"/>
      <text:p text:style-name="P6"/>
      <text:p text:style-name="P6">La url des d'on se pot descarregar DIR3CAIB és:</text:p>
      <text:p text:style-name="P6"><text:a xlink:type="simple" xlink:href="https://github.com/GovernIB/dir3caib/releases/tag/dir3caib-1.0.4" text:style-name="Internet_20_link" text:visited-style-name="Visited_20_Internet_20_Link">https://github.com/GovernIB/dir3caib/releases/tag/dir3caib-1.0.4</text:a></text:p>
      <text:p text:style-name="P6"/>
      <text:p text:style-name="P6"/>
      <text:h text:style-name="P58" text:outline-level="2"><text:bookmark-start text:name="__RefHeading___Toc1151_777716608"/>Passes a seguir per actualitzar la versió<text:bookmark-end text:name="__RefHeading___Toc1151_777716608"/></text:h>
      <text:p text:style-name="P33"/>
      <text:p text:style-name="P33">1.- Actualitzar el repositori <text:span text:style-name="T12">DIR3CAIB.</text:span></text:p>
      <text:p text:style-name="P33">2.- Compilar aplicació <text:span text:style-name="T12">DIR3CAIB.</text:span></text:p>
      <text:p text:style-name="P33">3.- Deploy de l'aplicació.</text:p>
      <text:p text:style-name="P33"/>
      <text:h text:style-name="P58" text:outline-level="2"><text:bookmark-start text:name="__RefHeading___Toc1153_777716608"/>Canvis i millores<text:bookmark-end text:name="__RefHeading___Toc1153_777716608"/></text:h>
      <text:list xml:id="list240444391" text:style-name="L3">
        <text:list-item>
          <text:p text:style-name="P70">Arreglat generar UnidadTF i OficinaTF per <text:s/>a que retorni null si no troba l' unitat o l' oficina</text:p>
        </text:list-item>
        <text:list-item>
          <text:p text:style-name="P70">Resolució de varis bugs.</text:p>
        </text:list-item>
        <text:list-item>
          <text:p text:style-name="P70">Procés de sincronització restaurat per unitats no arrel.</text:p>
        </text:list-item>
      </text:list>
      <text:p text:style-name="P8"/>
      <text:h text:style-name="P60" text:outline-level="2"><text:bookmark-start text:name="__RefHeading___Toc1155_777716608"/>Scripts SQL<text:bookmark-end text:name="__RefHeading___Toc1155_777716608"/></text:h>
      <text:p text:style-name="P34">La versió 1.0.4 de DIR3CAIB no necessita una actualització de bbdd.</text:p>
      <text:p text:style-name="P34"/>
      <text:p text:style-name="P34"/>
      <text:h text:style-name="P55" text:outline-level="1"><text:bookmark-start text:name="__RefHeading___Toc1157_777716608"/>Dir3caib v.1.0.5<text:bookmark-end text:name="__RefHeading___Toc1157_777716608"/></text:h>
      <text:p text:style-name="P10">Aquesta versió es va marcar dia 05 de Octubre de 2016.</text:p>
      <text:p text:style-name="P10"/>
      <text:p text:style-name="P10"/>
      <text:p text:style-name="P10"/>
      <text:p text:style-name="P10">La url des d'on se pot descarregar DIR3CAIB és:</text:p>
      <text:p text:style-name="P10"><text:a xlink:type="simple" xlink:href="https://github.com/GovernIB/dir3caib/releases/tag/dir3caib-1.0.5" text:style-name="Internet_20_link" text:visited-style-name="Visited_20_Internet_20_Link">https://github.com/GovernIB/dir3caib/releases/tag/dir3caib-1.0.5</text:a></text:p>
      <text:p text:style-name="P10"/>
      <text:p text:style-name="P10"/>
      <text:h text:style-name="P61" text:outline-level="2"><text:bookmark-start text:name="__RefHeading___Toc1159_777716608"/>Passes a seguir per actualitzar la versió<text:bookmark-end text:name="__RefHeading___Toc1159_777716608"/></text:h>
      <text:p text:style-name="P38"/>
      <text:p text:style-name="P38">1.- Actualitzar el repositori <text:span text:style-name="T12">DIR3CAIB</text:span>.</text:p>
      <text:p text:style-name="P38">2.- Compilar aplicació <text:span text:style-name="T12">DIR3CAIB</text:span>.</text:p>
      <text:p text:style-name="P38">3.- Deploy de l'aplicació.</text:p>
      <text:p text:style-name="P38"/>
      <text:h text:style-name="P61" text:outline-level="2"><text:bookmark-start text:name="__RefHeading___Toc1161_777716608"/>Canvis i millores<text:bookmark-end text:name="__RefHeading___Toc1161_777716608"/></text:h>
      <text:list xml:id="list2826542581" text:style-name="L4">
        <text:list-item>
          <text:p text:style-name="P71">Controlat que s'estinga la unitat arrel.</text:p>
        </text:list-item>
        <text:list-item>
          <text:p text:style-name="P71">Envia més informació a Regweb3 per poder mostrar tots els nivells de l'arbre d'organismes quan es fa una cerca d'organisme extern.</text:p>
        </text:list-item>
        <text:list-item>
          <text:p text:style-name="P71">Per determinar si una oficina està integrada en SIR ara considera també els serveis associats a l'oficina.</text:p>
        </text:list-item>
      </text:list>
      <text:p text:style-name="P11"/>
      <text:h text:style-name="P62" text:outline-level="2"><text:bookmark-start text:name="__RefHeading___Toc1163_777716608"/>Scripts SQL<text:bookmark-end text:name="__RefHeading___Toc1163_777716608"/></text:h>
      <text:p text:style-name="P39">La versió 1.0.5 de <text:span text:style-name="T12">DIR3CAIB</text:span> no necessita aplicar cap script d'actualització.</text:p>
      <text:p text:style-name="P39"/>
      <text:p text:style-name="P30"/>
      <text:h text:style-name="Heading_20_1" text:outline-level="1"><text:bookmark-start text:name="__RefHeading___Toc1165_777716608"/>Dir3Caib v.1.0.6<text:bookmark-end text:name="__RefHeading___Toc1165_777716608"/></text:h>
      <text:p text:style-name="P10">Aquesta versió es va marcar dia 06 de Març de 2017.</text:p>
      <text:p text:style-name="P10"/>
      <text:p text:style-name="P10">La url des d'on se pot descarregar DIR3CAIB és:</text:p>
      <text:p text:style-name="P10"><text:a xlink:type="simple" xlink:href="https://github.com/GovernIB/dir3caib/releases/tag/dir3caib-1.0.6" text:style-name="Internet_20_link" text:visited-style-name="Visited_20_Internet_20_Link">https://github.com/GovernIB/dir3caib/releases/tag/dir3caib-1.0.6</text:a></text:p>
      <text:p text:style-name="P10"/>
      <text:h text:style-name="P61" text:outline-level="2"><text:bookmark-start text:name="__RefHeading___Toc1167_777716608"/>Passes a seguir per actualitzar la versió<text:bookmark-end text:name="__RefHeading___Toc1167_777716608"/></text:h>
      <text:p text:style-name="P38"/>
      <text:p text:style-name="P38">1.- Actualitzar el repositori <text:span text:style-name="T12">DIR3CAIB</text:span>.</text:p>
      <text:p text:style-name="P38">2.- Compilar aplicació <text:span text:style-name="T12">DIR3CAIB</text:span>.</text:p>
      <text:p text:style-name="P38">3.- Deploy de l'aplicació.</text:p>
      <text:p text:style-name="P40"/>
      <text:h text:style-name="P61" text:outline-level="2"><text:bookmark-start text:name="__RefHeading___Toc1169_777716608"/>Canvis i millores<text:bookmark-end text:name="__RefHeading___Toc1169_777716608"/></text:h>
      <text:p text:style-name="Text_20_body"/>
      <text:list xml:id="list113525934007679" text:continue-numbering="true" text:style-name="L4">
        <text:list-item>
          <text:p text:style-name="P71">Corregit bug en el procés de Sincronització d'Organismes Arrel. </text:p>
        </text:list-item>
        <text:list-item>
          <text:p text:style-name="P71">Nova funcionalitat cerca d'unitats per denominació i codi. </text:p>
        </text:list-item>
        <text:list-item>
          <text:p text:style-name="P71">Afegida la auto-sincronització d'unitats i oficines per evitar grans volums d'informació. </text:p>
        </text:list-item>
        <text:list-item>
          <text:p text:style-name="P71">Optimització del procés de Sincronització. </text:p>
        </text:list-item>
        <text:list-item>
          <text:p text:style-name="P71">Canvi d'aspecte gràfic de les pantalles de dir3caib (Llistat de Fitxers, Llistat de Descàrregues, etc) </text:p>
        </text:list-item>
      </text:list>
      <text:h text:style-name="P62" text:outline-level="2"><text:bookmark-start text:name="__RefHeading___Toc1171_777716608"/>Scripts SQL<text:bookmark-end text:name="__RefHeading___Toc1171_777716608"/></text:h>
      <text:p text:style-name="P4">Aquesta versió requereix una actualització de bbdd. Els scripts per actualitzar-la segons la bbdd emprada es troben a la carpeta: </text:p>
      <text:p text:style-name="P34">/scripts/bbdd/3.0/oracle/dir3caib_update_schema_from_1.0.5_to-1.0.6.sql</text:p>
      <text:p text:style-name="P34"/>
      <text:h text:style-name="P53" text:outline-level="1"/>
      <text:h text:style-name="P56" text:outline-level="1"><text:bookmark-start text:name="__RefHeading___Toc1173_777716608"/>Dir3Caib v.1.0.7<text:bookmark-end text:name="__RefHeading___Toc1173_777716608"/></text:h>
      <text:p text:style-name="P10">Aquesta versió es va marcar a Gener de 2018.</text:p>
      <text:p text:style-name="P10"/>
      <text:p text:style-name="P10">La url des d'on se pot descarregar DIR3CAIB és:</text:p>
      <text:p text:style-name="P10"><text:a xlink:type="simple" xlink:href="https://github.com/GovernIB/dir3caib/releases/tag/dir3caib-1.0.7" text:style-name="Internet_20_link" text:visited-style-name="Visited_20_Internet_20_Link">https://github.com/GovernIB/dir3caib/releases/tag/dir3caib-1.0.</text:a><text:a xlink:type="simple" xlink:href="https://github.com/GovernIB/dir3caib/releases/tag/dir3caib-1.0.7" text:style-name="Internet_20_link" text:visited-style-name="Visited_20_Internet_20_Link">7</text:a></text:p>
      <text:p text:style-name="P10"/>
      <text:h text:style-name="Heading_20_2" text:outline-level="2"><text:bookmark-start text:name="__RefHeading___Toc1175_777716608"/>Passes a seguir per actualitzar la versió<text:bookmark-end text:name="__RefHeading___Toc1175_777716608"/></text:h>
      <text:p text:style-name="Text_20_body"/>
      <text:list xml:id="list484469637" text:style-name="L5">
        <text:list-item>
          <text:p text:style-name="P72">Descarregar la release 1.0.7</text:p>
        </text:list-item>
        <text:list-item>
          <text:p text:style-name="P72">Copiar l’arxiu <text:span text:style-name="T13">dir3caib.ear</text:span> al servidor d’aplicacions</text:p>
        </text:list-item>
        <text:list-item>
          <text:p text:style-name="P72">Aplicar els scripts d’actualització</text:p>
        </text:list-item>
        <text:list-item>
          <text:p text:style-name="P72">Actualitzar el jar <text:span text:style-name="T13">dir3caib-ws-api-1.0.7.jar</text:span> a les aplicacions que l’emplein.</text:p>
        </text:list-item>
        <text:list-item>
          <text:p text:style-name="P72">Iniciar el servidor d’aplicacions</text:p>
        </text:list-item>
        <text:list-item>
          <text:p text:style-name="P72">Accedir a l’aplicació i al menú sincronització púlsar en primer lloc l’opció <text:span text:style-name="T13">Sincronitzar catáleg</text:span> i seguidament l’opció <text:span text:style-name="T13">Sincronitzar directori</text:span>.</text:p>
        </text:list-item>
      </text:list>
      <text:p text:style-name="P39"/>
      <text:h text:style-name="Heading_20_2" text:outline-level="2"><text:bookmark-start text:name="__RefHeading___Toc1177_777716608"/>Canvis i millores<text:bookmark-end text:name="__RefHeading___Toc1177_777716608"/></text:h>
      <text:p text:style-name="Text_20_body"/>
      <text:list xml:id="list2228754958" text:style-name="L6">
        <text:list-item>
          <text:p text:style-name="P75">Optimització del procés de Sincronització.</text:p>
        </text:list-item>
        <text:list-item>
          <text:p text:style-name="P75">Agrupació de la sincronització d’unitats i oficines a un mateix procés.</text:p>
        </text:list-item>
        <text:list-item>
          <text:p text:style-name="P75">Canvi d'aspecte gràfic de les pantalles i el menú de dir3caib.</text:p>
        </text:list-item>
        <text:list-item>
          <text:p text:style-name="P75">Nova funcionalitat per disposar d’un històric de sincronitzacions.</text:p>
        </text:list-item>
      </text:list>
      <text:p text:style-name="Text_20_body"/>
      <text:h text:style-name="Heading_20_2" text:outline-level="2"><text:bookmark-start text:name="__RefHeading___Toc1179_777716608"/>Scripts actualització sql<text:bookmark-end text:name="__RefHeading___Toc1179_777716608"/></text:h>
      <text:p text:style-name="Text_20_body"/>
      <text:p text:style-name="P4">Aquesta versió requereix una actualització de bbdd. Els scripts per actualitzar-la segons la bbdd emprada es troben a la carpeta: </text:p>
      <text:p text:style-name="P34"/>
      <text:list xml:id="list2084131108" text:style-name="L7">
        <text:list-item>
          <text:p text:style-name="P74">/scripts/bbdd/3.0/oracle/dir3caib_update_schema_from_1.0.6_to-1.0.7.sql</text:p>
        </text:list-item>
        <text:list-item>
          <text:p text:style-name="P74">/scripts/bbdd/3.0/postgresql/dir3caib_update_schema_from_1.0.6_to-1.0.7.sql</text:p>
        </text:list-item>
      </text:list>
      <text:p text:style-name="P33"/>
      <text:h text:style-name="P56" text:outline-level="1"><text:bookmark-start text:name="__RefHeading___Toc1181_777716608"/>Dir3Caib v.1.0.8<text:bookmark-end text:name="__RefHeading___Toc1181_777716608"/></text:h>
      <text:p text:style-name="P10">Aquesta versió es va marcar a Febrer de 2019.</text:p>
      <text:p text:style-name="P10"/>
      <text:p text:style-name="P10">La url des d'on se pot descarregar DIR3CAIB és:</text:p>
      <text:p text:style-name="P10"><text:a xlink:type="simple" xlink:href="https://github.com/GovernIB/dir3caib/releases/tag/dir3caib-1.0.8" text:style-name="Internet_20_link" text:visited-style-name="Visited_20_Internet_20_Link">https://github.com/GovernIB/dir3caib/releases/tag/dir3caib-1.0.</text:a><text:a xlink:type="simple" xlink:href="https://github.com/GovernIB/dir3caib/releases/tag/dir3caib-1.0.8" text:style-name="Internet_20_link" text:visited-style-name="Visited_20_Internet_20_Link">8</text:a></text:p>
      <text:p text:style-name="P10"/>
      <text:h text:style-name="Heading_20_2" text:outline-level="2"><text:bookmark-start text:name="__RefHeading___Toc1183_777716608"/>Passes a seguir per actualitzar la versió<text:bookmark-end text:name="__RefHeading___Toc1183_777716608"/></text:h>
      <text:p text:style-name="Text_20_body"/>
      <text:list xml:id="list113526380364898" text:continue-list="list484469637" text:style-name="L5">
        <text:list-item text:start-value="1">
          <text:p text:style-name="P72">Descarregar la release 1.0.8</text:p>
        </text:list-item>
        <text:list-item>
          <text:p text:style-name="P72">Copiar l’arxiu <text:span text:style-name="T13">dir3caib.ear</text:span> al servidor d’aplicacions</text:p>
        </text:list-item>
        <text:list-item>
          <text:p text:style-name="P72">Esborrar el contingut de totes les taules de la base de dades.</text:p>
        </text:list-item>
        <text:list-item>
          <text:p text:style-name="P72">Actualitzar el jar <text:span text:style-name="T13">dir3caib-ws-api-1.0.8.jar</text:span> a les aplicacions que l’emplein.</text:p>
        </text:list-item>
        <text:list-item>
          <text:p text:style-name="P72">Iniciar el servidor d’aplicacions</text:p>
        </text:list-item>
        <text:list-item>
          <text:p text:style-name="P72">Accedir a l’aplicació i al menú sincronització púlsar en primer lloc l’opció <text:span text:style-name="T13">Sincronitzar directori</text:span>.</text:p>
        </text:list-item>
      </text:list>
      <text:p text:style-name="P39"/>
      <text:h text:style-name="Heading_20_2" text:outline-level="2"><text:bookmark-start text:name="__RefHeading___Toc1185_777716608"/>Canvis i millores<text:bookmark-end text:name="__RefHeading___Toc1185_777716608"/></text:h>
      <text:p text:style-name="Text_20_body"/>
      <text:list xml:id="list2712877797" text:style-name="L8">
        <text:list-item>
          <text:p text:style-name="P76">Optimització del procés de Sincronització.</text:p>
        </text:list-item>
        <text:list-item>
          <text:p text:style-name="P76">Agrupació de les opcions de menú:</text:p>
          <text:list>
            <text:list-item>
              <text:p text:style-name="P76">Sincronitzar directori: Sincronitza el catàleg, les unitats i les oficines.</text:p>
            </text:list-item>
            <text:list-item>
              <text:p text:style-name="P76">Sincronitzar catàleg: Sincronitza el catàleg</text:p>
            </text:list-item>
            <text:list-item>
              <text:p text:style-name="P76">Sincronitzar oficines i unitats: Sincronitza les unitats i les oficines.</text:p>
            </text:list-item>
          </text:list>
        </text:list-item>
        <text:list-item>
          <text:p text:style-name="P76">Noves pantalles de detall de les unitats i oficines</text:p>
        </text:list-item>
        <text:list-item>
          <text:p text:style-name="P76">Millores al cercador.</text:p>
        </text:list-item>
        <text:list-item>
          <text:p text:style-name="P76">Millores a la generació de l'arbre de la unitat orgànica.</text:p>
        </text:list-item>
      </text:list>
      <text:h text:style-name="Heading_20_1" text:outline-level="1"><text:bookmark-start text:name="__RefHeading___Toc1187_777716608"/>Dir3caib v1.0.9<text:bookmark-end text:name="__RefHeading___Toc1187_777716608"/></text:h>
      <text:p text:style-name="Text_20_body">Aquesta versió es va marcar el dia 10/10/2019.</text:p>
      <text:p text:style-name="P10">La url des d'on se pot descarregar DIR3CAIB és:</text:p>
      <text:p text:style-name="P10"><text:a xlink:type="simple" xlink:href="https://github.com/GovernIB/dir3caib/releases/tag/dir3caib-1.0.9" text:style-name="Internet_20_link" text:visited-style-name="Visited_20_Internet_20_Link">https://github.com/GovernIB/dir3caib/releases/tag/dir3caib-1.0.9</text:a></text:p>
      <text:p text:style-name="P10"/>
      <text:h text:style-name="Heading_20_2" text:outline-level="2"><text:bookmark-start text:name="__RefHeading___Toc1189_777716608"/>Passes a seguir per actualitzar la versió<text:bookmark-end text:name="__RefHeading___Toc1189_777716608"/></text:h>
      <text:p text:style-name="Text_20_body"/>
      <text:list xml:id="list113525537056571" text:continue-list="list113526380364898" text:style-name="L5">
        <text:list-item text:start-value="1">
          <text:p text:style-name="P72"><text:soft-page-break/>Descarregar la release 1.0.9</text:p>
        </text:list-item>
        <text:list-item>
          <text:p text:style-name="P72">Copiar l’arxiu <text:span text:style-name="T13">dir3caib.ear</text:span> al servidor d’aplicacions</text:p>
        </text:list-item>
        <text:list-item>
          <text:p text:style-name="P72">Actualitzar el jar <text:span text:style-name="T13">dir3caib-ws-api-1.0.9.jar</text:span> a les aplicacions que l’emplein.</text:p>
        </text:list-item>
        <text:list-item>
          <text:p text:style-name="P72">Iniciar el servidor d’aplicacions</text:p>
        </text:list-item>
        <text:list-item>
          <text:p text:style-name="P72">Accedir a l’aplicació i al menú sincronització púlsar en primer lloc l’opció <text:span text:style-name="T13">Sincronitzar directori</text:span>.</text:p>
        </text:list-item>
      </text:list>
      <text:h text:style-name="P62" text:outline-level="2"><text:bookmark-start text:name="__RefHeading___Toc1191_777716608"/>Canvis i millores<text:bookmark-end text:name="__RefHeading___Toc1191_777716608"/></text:h>
      <text:p text:style-name="P39"/>
      <text:list xml:id="list3437017284" text:style-name="L9">
        <text:list-item>
          <text:p text:style-name="P77">Es defineix un nou ROL per atacar els WS (DIR_WS) que serà l'únic que podrà accedir a les funcionalitats dels WS. </text:p>
        </text:list-item>
        <text:list-item>
          <text:p text:style-name="P85">Es defineix una propietat nova que permet indicar si es vol aturar la sincronització nocturna. </text:p>
        </text:list-item>
        <text:list-item>
          <text:p text:style-name="P85">Nova funcionalitat per mostrar les unitats substitutes d'una unitat extingida. </text:p>
        </text:list-item>
        <text:list-item>
          <text:p text:style-name="P85">Ampliada la informació del detall d'una unitat per mostrar les seves unitats predecessores i les seves unitats substitutes. </text:p>
        </text:list-item>
        <text:list-item>
          <text:p text:style-name="P85">Noves funcionalitats als WS per la gestió d'organismes extingits de RegWeb3. </text:p>
        </text:list-item>
        <text:list-item>
          <text:p text:style-name="P78">Canvi dels criteris dels serveis que es tenen en compte per a que una oficina es consideri SIR. </text:p>
        </text:list-item>
      </text:list>
      <text:p text:style-name="P41"/>
      <text:h text:style-name="Heading_20_1" text:outline-level="1"><text:bookmark-start text:name="__RefHeading___Toc1193_777716608"/>Dir3caib v1.0.10<text:bookmark-end text:name="__RefHeading___Toc1193_777716608"/></text:h>
      <text:p text:style-name="Text_20_body">Aquesta versió es va marcar el dia 05/<text:span text:style-name="T14">03</text:span>/2020.</text:p>
      <text:p text:style-name="P10">La url des d'on se pot descarregar DIR3CAIB és:</text:p>
      <text:p text:style-name="P10"><text:a xlink:type="simple" xlink:href="https://github.com/GovernIB/dir3caib/releases/tag/dir3caib-1.0.10" text:style-name="Internet_20_link" text:visited-style-name="Visited_20_Internet_20_Link">https://github.com/GovernIB/dir3caib/releases/tag/dir3caib-1.0.10</text:a> </text:p>
      <text:p text:style-name="P10"/>
      <text:h text:style-name="Heading_20_2" text:outline-level="2"><text:bookmark-start text:name="__RefHeading___Toc1195_777716608"/>Passes a seguir per actualitzar la versió<text:bookmark-end text:name="__RefHeading___Toc1195_777716608"/></text:h>
      <text:p text:style-name="Text_20_body"/>
      <text:list xml:id="list113525781379396" text:continue-list="list113525537056571" text:style-name="L5">
        <text:list-item text:start-value="1">
          <text:p text:style-name="P72">Descarregar la release 1.0.10</text:p>
        </text:list-item>
        <text:list-item>
          <text:p text:style-name="P72">Copiar l’arxiu <text:span text:style-name="T13">dir3caib.ear</text:span> al servidor d’aplicacions</text:p>
        </text:list-item>
        <text:list-item>
          <text:p text:style-name="P72">Actualitzar el jar <text:span text:style-name="T13">dir3caib-ws-api-1.0.10.jar</text:span> a les aplicacions que l’emplein.</text:p>
        </text:list-item>
        <text:list-item>
          <text:p text:style-name="P72">Iniciar el servidor d’aplicacions</text:p>
        </text:list-item>
        <text:list-item>
          <text:p text:style-name="P72">Accedir a l’aplicació i al menú sincronització púlsar en primer lloc l’opció <text:span text:style-name="T13">Sincronitzar directori</text:span>.</text:p>
        </text:list-item>
      </text:list>
      <text:h text:style-name="P62" text:outline-level="2"><text:bookmark-start text:name="__RefHeading___Toc1197_777716608"/>Canvis i millores<text:bookmark-end text:name="__RefHeading___Toc1197_777716608"/></text:h>
      <text:p text:style-name="P39"/>
      <text:list xml:id="list1056770902" text:style-name="L10">
        <text:list-item>
          <text:p text:style-name="P79"><text:s/>Refactorització del procés de sincronització.</text:p>
        </text:list-item>
        <text:list-item>
          <text:p text:style-name="P79"><text:soft-page-break/>Enviament de correu a l'administrador quan es produeixen errors a la sincronització.</text:p>
        </text:list-item>
      </text:list>
      <text:p text:style-name="P43"/>
      <text:p text:style-name="P39"/>
      <text:h text:style-name="Heading_20_1" text:outline-level="1"><text:bookmark-start text:name="__RefHeading___Toc1199_777716608"/>Dir3caib v1.0.11<text:bookmark-end text:name="__RefHeading___Toc1199_777716608"/></text:h>
      <text:p text:style-name="Text_20_body">Aquesta versió es va marcar el dia 08/04/2020</text:p>
      <text:p text:style-name="P10">La url des d'on se pot descarregar DIR3CAIB és:</text:p>
      <text:p text:style-name="P10"><text:a xlink:type="simple" xlink:href="https://github.com/GovernIB/dir3caib/releases/tag/dir3caib-1.0.11" text:style-name="Internet_20_link" text:visited-style-name="Visited_20_Internet_20_Link">https://github.com/GovernIB/dir3caib/releases/tag/dir3caib-1.0.11</text:a> </text:p>
      <text:p text:style-name="P10"/>
      <text:h text:style-name="Heading_20_2" text:outline-level="2"><text:bookmark-start text:name="__RefHeading___Toc1201_777716608"/>Passes a seguir per actualitzar la versió<text:bookmark-end text:name="__RefHeading___Toc1201_777716608"/></text:h>
      <text:p text:style-name="Text_20_body"/>
      <text:list xml:id="list113525658895576" text:continue-list="list113525781379396" text:style-name="L5">
        <text:list-item text:start-value="1">
          <text:p text:style-name="P72">Descarregar la release 1.0.11</text:p>
        </text:list-item>
        <text:list-item>
          <text:p text:style-name="P72">Copiar l’arxiu <text:span text:style-name="T13">dir3caib.ear</text:span> al servidor d’aplicacions</text:p>
        </text:list-item>
        <text:list-item>
          <text:p text:style-name="P72">Actualitzar el jar <text:span text:style-name="T13">dir3caib-ws-api-1.0.11.jar</text:span> a les aplicacions que l’emplein.</text:p>
        </text:list-item>
        <text:list-item>
          <text:p text:style-name="P72">Iniciar el servidor d’aplicacions</text:p>
        </text:list-item>
        <text:list-item>
          <text:p text:style-name="P72">Accedir a l’aplicació i al menú sincronització púlsar en primer lloc l’opció <text:span text:style-name="T13">Sincronitzar directori</text:span>.</text:p>
        </text:list-item>
      </text:list>
      <text:h text:style-name="P62" text:outline-level="2"><text:bookmark-start text:name="__RefHeading___Toc1203_777716608"/>Canvis i millores<text:bookmark-end text:name="__RefHeading___Toc1203_777716608"/></text:h>
      <text:p text:style-name="P42"/>
      <text:list xml:id="list3621640252" text:style-name="L11">
        <text:list-item>
          <text:p text:style-name="P80">Corregit bug d’enviament de l’email duplicat quan es produeix un error de sincronització.</text:p>
        </text:list-item>
      </text:list>
      <text:p text:style-name="Text_20_body"/>
      <text:h text:style-name="P57" text:outline-level="1"><text:bookmark-start text:name="__RefHeading___Toc1229_1925199833"/>Dir3caib v1.0.1<text:span text:style-name="T19">2</text:span><text:bookmark-end text:name="__RefHeading___Toc1229_1925199833"/></text:h>
      <text:p text:style-name="P83">Aquesta versió es va <text:span text:style-name="T17">alliberar al Juliol del 2020.</text:span></text:p>
      <text:p text:style-name="P66">La url des d'on se pot descarregar DIR3CAIB és:</text:p>
      <text:p text:style-name="P66"><text:a xlink:type="simple" xlink:href="https://github.com/GovernIB/dir3caib/releases/tag/dir3caib-1.0.12" text:style-name="Internet_20_link" text:visited-style-name="Visited_20_Internet_20_Link"><text:span text:style-name="T18">https://github.com/GovernIB/dir3caib/releases/tag/dir3caib-1.0.12</text:span></text:a> </text:p>
      <text:p text:style-name="P66"/>
      <text:h text:style-name="P64" text:outline-level="2"><text:bookmark-start text:name="__RefHeading___Toc1201_7777166081"/>Passes a seguir per actualitzar la versió<text:bookmark-end text:name="__RefHeading___Toc1201_7777166081"/></text:h>
      <text:p text:style-name="P83"/>
      <text:list xml:id="list113525147259197" text:continue-list="list113525658895576" text:style-name="L5">
        <text:list-item text:start-value="1">
          <text:p text:style-name="P84"><text:span text:style-name="T8">Descarregar la release 1.0.1</text:span><text:span text:style-name="T15">2</text:span></text:p>
        </text:list-item>
        <text:list-item>
          <text:p text:style-name="P73">Copiar l’arxiu <text:span text:style-name="T13">dir3caib.ear</text:span> al servidor d’aplicacions</text:p>
        </text:list-item>
        <text:list-item>
          <text:p text:style-name="P84"><text:span text:style-name="T8">Actualitzar el jar </text:span><text:span text:style-name="T10">dir3caib-ws-api-1.0.1</text:span><text:span text:style-name="T16">2</text:span><text:span text:style-name="T10">.jar</text:span><text:span text:style-name="T8"> a les aplicacions que l’emplein.</text:span></text:p>
        </text:list-item>
        <text:list-item>
          <text:p text:style-name="P73">Iniciar el servidor d’aplicacions</text:p>
        </text:list-item>
        <text:list-item>
          <text:p text:style-name="P73">Accedir a l’aplicació i al menú sincronització púlsar en primer lloc l’opció <text:span text:style-name="T13">Sincronitzar directori</text:span>.</text:p>
        </text:list-item>
      </text:list>
      <text:h text:style-name="P63" text:outline-level="2"><text:bookmark-start text:name="__RefHeading___Toc1203_7777166081"/>Canvis i millores<text:bookmark-end text:name="__RefHeading___Toc1203_7777166081"/></text:h>
      <text:p text:style-name="P82"/>
      <text:list xml:id="list1317416720" text:style-name="L12">
        <text:list-item>
          <text:p text:style-name="P81">Millores en el procés de sincronització automàtic noctur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DIR3CAIB</text:p>
            </table:table-cell>
            <table:table-cell table:style-name="Tabla20.B1" office:value-type="string">
              <text:p text:style-name="MP2"><draw:frame draw:style-name="Mfr1" draw:name="gráficos1" text:anchor-type="as-char" svg:width="0.748cm" svg:height="0.93cm" draw:z-index="31"><draw:image xlink:href="Pictures/100000000000002C000000360ED05A3F17944940.bmp" xlink:type="simple" xlink:show="embed" xlink:actuate="onLoad" loext:mime-type="image/bmp"/></draw:frame></text:p>
            </table:table-cell>
          </table:table-row>
        </table:table>
        <text:p text:style-name="MP1"/>
      </style:header>
      <style:footer>
        <text:p text:style-name="MP3"><draw:line text:anchor-type="paragraph" draw:z-index="15" draw:style-name="Mgr1" draw:text-style-name="MP4" svg:x1="0.062cm" svg:y1="0.056cm" svg:x2="16.995cm" svg:y2="0.03cm"><text:p/></draw:line></text:p>
        <text:p text:style-name="MP3"><text:page-number text:select-page="current">17</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meta:creation-date>2014-01-14T14:56:52.65</meta:creation-date>
    <meta:editing-cycles>847</meta:editing-cycles>
    <meta:editing-duration>P13DT8H35M33S</meta:editing-duration>
    <meta:initial-creator>Antoni Nadal</meta:initial-creator>
    <dc:date>2020-07-29T11:35:24.722000000</dc:date>
    <meta:printed-by>Antoni Nadal</meta:printed-by>
    <meta:print-date>2014-02-18T11:48:31.82</meta:print-date>
    <meta:document-statistic meta:table-count="3" meta:image-count="4" meta:object-count="0" meta:page-count="17" meta:paragraph-count="299" meta:word-count="2037" meta:character-count="13748" meta:non-whitespace-character-count="12114"/>
    <meta:user-defined meta:name="Información 1"/>
    <meta:user-defined meta:name="Información 2"/>
    <meta:user-defined meta:name="Información 3"/>
    <meta:user-defined meta:name="Información 4"/>
  </office:meta>
</office:document-meta>
</file>